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BAR Lesson II: <text:s/><text:span text:style-name="T1">Security (Part I – Threat Identification)</text:span></text:p>
      <text:p text:style-name="P3"/>
      <text:p text:style-name="P4">Words in question: <text:s/>security</text:p>
      <text:p text:style-name="P4"/>
      <text:p text:style-name="P2"><text:span text:style-name="T1">Our word security means having the condition of being secure. <text:s/>What does it mean to be secure? <text:s/>Secure is originally a verb; the Latin word </text:span><text:span text:style-name="T2">securare </text:span><text:span text:style-name="T3">means to secure something, i.e., to make that thing secure against something else. The idea is to take something, anything, and remove from it any apprehension or fear; to secure something is then to remove the fear or apprehension that accompanies that thing naturally. One should note, however, that the Latin word also bore within it the tendency to make careless or overconfident; to secure something is to be just as concerned with the user as it is with the thing being used. <text:s/></text:span><text:span text:style-name="T1"><text:s/></text:span></text:p>
      <text:p text:style-name="P4"/>
      <text:p text:style-name="P4">When we speak of cyber-security, then, we mean the ways in which cyberspace is made secure, that is, how it can be made safe for our use. Our new space for communication opens up boundless possibilities, not all of which are beneficial. Cyberspace has need of cyber-security because both beneficial and harmful communications are made possible; in fact, cyber-security is doubly-problematic because it must secure the user from those who would do him or her harm, but also secure the user from himself – from the overconfidence that cyber-security offers.</text:p>
      <text:p text:style-name="P4"/>
      <text:p text:style-name="P4">Anecdotal example/situation: <text:s/>tale about a young person getting their first computer. <text:s/>What is now possible for her that was not before? <text:s/>How can she communicate with her friends differently (networking)? <text:s/>What can she do (information acquisition, commerce, entertainment, etc.)? [All of these were possible before; now they are unlimited by physical space] Conversely, why must she now be cautious? <text:s/>How can others communicate with her, or even about her, without her consent? What can others now do to her? <text:s/>[again, all were possible before; now they are unlimited by physical spac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emy Mhire</meta:initial-creator>
    <meta:creation-date>2010-08-18T13:21:05.25</meta:creation-date>
    <dc:date>2010-08-19T13:07:43.93</dc:date>
    <dc:creator>Jeremy Mhire</dc:creator>
    <meta:editing-duration>PT00H46M34S</meta:editing-duration>
    <meta:editing-cycles>2</meta:editing-cycles>
    <meta:generator>OpenOffice.org/3.2$Win32 OpenOffice.org_project/320m18$Build-9502</meta:generator>
    <meta:document-statistic meta:table-count="0" meta:image-count="0" meta:object-count="0" meta:page-count="1" meta:paragraph-count="5" meta:word-count="303" meta:character-count="1859"/>
  </office:meta>
</office:document-meta>
</file>